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13.0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466cm" fo:break-before="auto" style:use-optimal-row-height="false"/>
    </style:style>
    <style:style style:name="ro3" style:family="table-row">
      <style:table-row-properties style:row-height="1.993cm" fo:break-before="auto" style:use-optimal-row-height="false"/>
    </style:style>
    <style:style style:name="ro4" style:family="table-row">
      <style:table-row-properties style:row-height="1.559cm" fo:break-before="auto" style:use-optimal-row-height="false"/>
    </style:style>
    <style:style style:name="ro5" style:family="table-row">
      <style:table-row-properties style:row-height="1.868cm" fo:break-before="auto" style:use-optimal-row-height="false"/>
    </style:style>
    <style:style style:name="ro6" style:family="table-row">
      <style:table-row-properties style:row-height="3.355cm" fo:break-before="auto" style:use-optimal-row-height="false"/>
    </style:style>
    <style:style style:name="ro7" style:family="table-row">
      <style:table-row-properties style:row-height="1.838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2" style:base-cell-address="Planilha1.B2"/>
    </style:style>
    <style:style style:name="ce12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#REF!=&quot;Sim&quot;)" style:apply-style-name="ConditionalStyle_5f_1" style:base-cell-address="Planilha1.C3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singl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;&quot;N/A&quot;)" table:allow-empty-cell="true" table:display-list="unsorted" table:base-cell-address="Planilha1.B2">
          <table:help-message table:display="true">
            <text:p>Selecione um dos valores. Na dúvida, selecione "N/A" e explique no campo seguinte.</text:p>
          </table:help-message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1"/>
        <table:table-column table:style-name="co1" table:default-cell-style-name="ce12"/>
        <table:table-row table:style-name="ro1">
          <table:table-cell table:style-name="ce1" office:value-type="string" calcext:value-type="string">
            <text:p>Critéri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Justificativa (caso a resposta seja diferente de "Sim")</text:p>
          </table:table-cell>
        </table:table-row>
        <table:table-row table:style-name="ro2">
          <table:table-cell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3">
          <table:table-cell table:style-name="ce9" office:value-type="string" calcext:value-type="string">
            <text:p><text:span text:style-name="T1">Os elementos estão dispostos de forma não-ambígua, impedindo interpretações equivocadas?</text:span></text:p>
            <text:p><text:span text:style-name="T2">Verifica-se que os elementos não geram ambiguidade.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9" office:value-type="string" calcext:value-type="string">
            <text:p>Os elementos possuem nomes intuitivos, que denotam claramente sua semântica no modelo do sistema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Os nomes dos elementos são utilizados de forma consistente, sem variações que pareçam ter o mesmo significado?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O diagrama descreve somente o que o sistema deve fazer, sem apresentar detalhes de implementação sobre como deve ser feito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5">
          <table:table-cell table:style-name="ce10" office:value-type="string" calcext:value-type="string">
            <text:p>Os atores presentes no diagrama contemplam todas as relações demandadas pelo mesmo, evitando assim elementos sem relação com os atores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9" office:value-type="string" calcext:value-type="string">
            <text:p>Todas as atividades possuem entrada (exceto os pontos de entrada) e saída (exceto os pontos de saída)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No diagrama, as atividades foram descritas iniciadas com verbos no infinitivo (ex.: "fazer pedido", "separar produto")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6">
          <table:table-cell table:style-name="ce9" office:value-type="string" calcext:value-type="string">
            <text:p><text:span text:style-name="T1">Todas as formas que são usadas no diagrama de atividades para indicar o que esta sendo feito foram usadas corretamente (por exemplo: "losango" para indicar decisão no fluxo, retângulo para ações e entre outros)?</text:span></text:p>
            <text:p><text:span text:style-name="T2">A relação entre os elementos do diagrama estão postos de forma a não cometer erros de utilização?</text:span>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7">
          <table:table-cell table:style-name="ce9" office:value-type="string" calcext:value-type="string">
            <text:p>Caso haja fluxos alternativos de entrada (escolha), que não possuem uma exceção, existe um nó de junção (merge) para unir esses fluxos em uma única saída? 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office:value-type="string" calcext:value-type="string">
            <text:p>O diagrama desenhado possui símbolos de entrada indicando o inicio do fluxo e de saída indicando o fim das atividades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7">
          <table:table-cell office:value-type="string" calcext:value-type="string">
            <text:p>Caso usadas as raias de separação de responsabilidade de cada ação/atividade, as mesmas estão postas de forma a auxiliar a interpretação do diagrama, evitando visões distorcidas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table:table-row table:style-name="ro2">
          <table:table-cell table:style-name="ce9" office:value-type="string" calcext:value-type="string">
            <text:p>Os fluxos de controle de uma ação para a seguinte são representados pela notação de uma seta (linha com uma ponta de flecha)?</text:p>
          </table:table-cell>
          <table:table-cell table:content-validation-name="val1" office:value-type="string" calcext:value-type="string">
            <text:p>Sim</text:p>
          </table:table-cell>
          <table:table-cell/>
        </table:table-row>
        <calcext:conditional-formats>
          <calcext:conditional-format calcext:target-range-address="Planilha1.C2:Planilha1.C14">
            <calcext:condition calcext:apply-style-name="ConditionalStyle_1" calcext:value="formula-is(#REF!=&quot;Sim&quot;)" calcext:base-cell-address="Planilha1.C3"/>
          </calcext:conditional-format>
          <calcext:conditional-format calcext:target-range-address="Planilha1.B2:Planilha1.B14">
            <calcext:condition calcext:apply-style-name="ConditionalStyle_2" calcext:value="=&quot;Sim&quot;" calcext:base-cell-address="Planilha1.B2"/>
          </calcext:conditional-format>
          <calcext:conditional-format calcext:target-range-address="Planilha1.B2:Planilha1.B14">
            <calcext:condition calcext:apply-style-name="ConditionalStyle_3" calcext:value="=&quot;Não&quot;" calcext:base-cell-address="Planilh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b7b7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0b8043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c53929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01:39:00.8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4T16:32:26.829000000</meta:creation-date>
    <dc:date>2022-09-25T01:40:28.552000000</dc:date>
    <meta:editing-duration>PT5M59S</meta:editing-duration>
    <meta:editing-cycles>4</meta:editing-cycles>
    <meta:generator>LibreOffice/7.3.2.2$Windows_X86_64 LibreOffice_project/49f2b1bff42cfccbd8f788c8dc32c1c309559be0</meta:generator>
    <meta:document-statistic meta:table-count="1" meta:cell-count="29" meta:object-count="0"/>
  </office:meta>
</office:document-meta>
</file>